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9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fo:text-indent="-0.9cm"/>
      <style:text-properties fo:font-size="25pt"/>
    </style:style>
    <style:style style:name="P9" style:family="paragraph">
      <style:paragraph-properties fo:margin-left="2.4cm" fo:margin-right="0cm" fo:text-indent="-0.8cm"/>
      <style:text-properties fo:font-size="25pt"/>
    </style:style>
    <style:style style:name="P10" style:family="paragraph">
      <style:paragraph-properties fo:margin-left="0cm" fo:margin-right="0cm" fo:text-indent="0cm"/>
      <style:text-properties fo:font-size="40pt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2.4cm" fo:margin-right="0cm" text:enable-numbering="true" fo:text-indent="-0.8cm"/>
    </style:style>
    <style:style style:name="T1" style:family="text">
      <style:text-properties fo:font-size="20pt" fo:font-weight="normal"/>
    </style:style>
    <style:style style:name="T2" style:family="text">
      <style:text-properties fo:font-size="25pt"/>
    </style:style>
    <style:style style:name="T3" style:family="text">
      <style:text-properties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Define all classes(and relationships and behavior) that are relevant to the problem to be solved.</text:p>
              </text:list-item>
            </text:list>
            <text:list text:style-name="L2">
              <text:list-item>
                <text:p text:style-name="P5">Major tasks</text:p>
              </text:list-item>
            </text:list>
            <text:list text:style-name="L2">
              <text:list-item>
                <text:list>
                  <text:list-item>
                    <text:p text:style-name="P6">Communicate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dentify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pecify class hierarch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present object-object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del object behavi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vs S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" text:style-name="P5">Structure Analysis (SA)</text:p>
              </text:list-item>
            </text:list>
            <text:list text:style-name="L2">
              <text:list-item>
                <text:list>
                  <text:list-item>
                    <text:p text:style-name="P6">Distinct input-process-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ata is separate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ehavior tends to play a secondary ro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kes heavy use of functional decomposition</text:p>
                  </text:list-item>
                </text:list>
              </text:list-item>
            </text:list>
            <text:list text:style-name="L2">
              <text:list-item>
                <text:p text:style-name="P5">OOA</text:p>
              </text:list-item>
            </text:list>
            <text:list text:style-name="L2">
              <text:list-item>
                <text:list>
                  <text:list-item>
                    <text:p text:style-name="P6">Data and operations (processes) are taken as 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 behavior is importa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" text:style-name="P5">Booch Method</text:p>
              </text:list-item>
            </text:list>
            <text:list text:style-name="L2">
              <text:list-item>
                <text:list>
                  <text:list-item>
                    <text:p text:style-name="P6">Micro and macro development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cro consists of analysis tasks re-applied for each macro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semantics of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relationships among classes and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Conduct series of refin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mplement classes and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" text:style-name="P5">Coad and Yourdon Method</text:p>
              </text:list-item>
            </text:list>
            <text:list text:style-name="L2">
              <text:list-item>
                <text:list>
                  <text:list-item>
                    <text:p text:style-name="P6">Easiest to lear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objects using 'what to look for' criteria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a generalization-specification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a whole-part structur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su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attribut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fine servic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" text:style-name="P5">Jacobson Method</text:p>
              </text:list-item>
            </text:list>
            <text:list text:style-name="L2">
              <text:list-item>
                <text:list>
                  <text:list-item>
                    <text:p text:style-name="P6">Known as OO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eavy use of use case – a description or scenario that depicts how the user interacts with the product or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y system users and their responsibil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ild a requirements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ild analysis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OA Landscap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" text:style-name="P5">Rambaugh Method</text:p>
              </text:list-item>
            </text:list>
            <text:list text:style-name="L2">
              <text:list-item>
                <text:list>
                  <text:list-item>
                    <text:p text:style-name="P6">Object Modeling Technique (OM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reates three models: object model(object,classes,hierarchies) , dynamic model (system behavior), functional model (DFD-like representatio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utli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velop statement of sco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Build models: object model, dynamic model, functional mod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Steps in OOA</text:p>
          </draw:text-box>
        </draw:frame>
        <draw:frame presentation:style-name="pr4" draw:text-style-name="P8" draw:layer="layout" svg:width="25.199cm" svg:height="14.041cm" svg:x="1.4cm" svg:y="4.914cm" presentation:class="outline" presentation:user-transformed="true">
          <draw:text-box>
            <text:list text:style-name="L2">
              <text:list-item>
                <text:p text:id="id7" text:style-name="P8"><text:span text:style-name="T2">Obtain customer requirements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2">Identify scenarios or use ca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2">Build a requirements model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2">Select classes and objects</text:span></text:p>
              </text:list-item>
            </text:list>
            <text:list text:style-name="L2">
              <text:list-item>
                <text:p text:style-name="P8"><text:span text:style-name="T2">Identify attributes and operations for each object</text:span></text:p>
              </text:list-item>
            </text:list>
            <text:list text:style-name="L2">
              <text:list-item>
                <text:p text:style-name="P8"><text:span text:style-name="T2">Define structures and hierarchies that orgranize classes</text:span></text:p>
              </text:list-item>
            </text:list>
            <text:list text:style-name="L2">
              <text:list-item>
                <text:p text:style-name="P8"><text:span text:style-name="T2">Build an object-relationship model</text:span></text:p>
              </text:list-item>
            </text:list>
            <text:list text:style-name="L2">
              <text:list-item>
                <text:p text:style-name="P8"><text:span text:style-name="T2">Build an object-behavior model</text:span></text:p>
              </text:list-item>
            </text:list>
            <text:list text:style-name="L2">
              <text:list-item>
                <text:p text:style-name="P8"><text:span text:style-name="T2">Review the OO analysis model against use cas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onducted when an organization wants to <text:s/>create a library of reusable classes (components) that will be broadly applicable to an entire category of applications</text:p>
              </text:list-item>
            </text:list>
            <text:list text:style-name="L2">
              <text:list-item>
                <text:p text:style-name="P5">Identification, analysis, and specification of common requirements from a specific application dom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omain Analysis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Domain Analysis Activities</text:span></text:p>
          </draw:text-box>
        </draw:frame>
        <draw:frame presentation:style-name="pr4" draw:text-style-name="P5" draw:layer="layout" svg:width="25.199cm" svg:height="14.521cm" svg:x="1.4cm" svg:y="4.914cm" presentation:class="outline" presentation:user-transformed="true">
          <draw:text-box>
            <text:list text:style-name="L3">
              <text:list-item>
                <text:p text:style-name="P11">Define the domain to be investigated</text:p>
              </text:list-item>
            </text:list>
            <text:list text:style-name="L4">
              <text:list-item>
                <text:list>
                  <text:list-item>
                    <text:p text:style-name="P12">Isolate business area, system type, or product category of intere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OO and Non-OO items must be extracted</text:p>
                  </text:list-item>
                </text:list>
              </text:list-item>
            </text:list>
            <text:list text:style-name="L5">
              <text:list-item>
                <text:p text:style-name="P11">Categorize the items extracted from the domain</text:p>
              </text:list-item>
            </text:list>
            <text:list text:style-name="L4">
              <text:list-item>
                <text:list>
                  <text:list-item>
                    <text:p text:style-name="P12">Classification scheme is proposed and naming conventions for each item are defined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11">Collect representative samples of applications in the dom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style-name="P11">Analyze each application in the sample</text:p>
              </text:list-item>
            </text:list>
            <text:list text:style-name="L7">
              <text:list-item>
                <text:list>
                  <text:list-item>
                    <text:p text:style-name="P12">Identify candidate reusable object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Indicate reasons why object is candidate for reus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Define adaptations to the object that they may also be reusabl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Estimate percentage of applications in the domain that might make reuse of the object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Identify object by name and use SCM to control the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>
          <draw:text-box>
            <text:p text:style-name="P10"><text:span text:style-name="T3">Domain Analysis Activities</text:span>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8">
              <text:list-item>
                <text:p text:style-name="P11">Develop an analysis model for the objects</text:p>
              </text:list-item>
            </text:list>
            <text:list text:style-name="L7">
              <text:list-item>
                <text:list>
                  <text:list-item>
                    <text:p text:style-name="P12">Will serve as basis for design and constru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5.988cm" svg:x="1.4cm" svg:y="4.914cm" presentation:class="outline" presentation:user-transformed="true">
          <draw:text-box>
            <text:list text:style-name="L2">
              <text:list-item>
                <text:p text:id="id8" text:style-name="P5">Object technologies reflect a natural view of the world</text:p>
              </text:list-item>
            </text:list>
            <text:list text:style-name="L2">
              <text:list-item>
                <text:p text:id="id9" text:style-name="P5">Objects are grouped into classes and hierarchies are created</text:p>
              </text:list-item>
            </text:list>
            <text:list text:style-name="L2">
              <text:list-item>
                <text:p text:id="id10" text:style-name="P5">A class contains a set of attributes that describe it and operations that define its behavior. New objects can be created from once a class has been defined</text:p>
              </text:list-item>
            </text:list>
            <text:list text:style-name="L2">
              <text:list-item>
                <text:p text:id="id11" text:style-name="P5">Encapsulation, Inheritance, Polymorphism differentiates OO from conventional method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9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1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13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12T22:13:13</dc:date>
    <meta:print-date>2008-02-04T07:26:42</meta:print-date>
    <dc:language>de-DE</dc:language>
    <meta:editing-cycles>2240</meta:editing-cycles>
    <meta:editing-duration>P2DT2H12M4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